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794cm"/>
    </style:style>
    <style:style style:name="Таблица2.B" style:family="table-column">
      <style:table-column-properties style:column-width="1.693cm"/>
    </style:style>
    <style:style style:name="Таблица2.C" style:family="table-column">
      <style:table-column-properties style:column-width="9.52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1.543cm"/>
    </style:style>
    <style:style style:name="Таблица2.A16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1" style:family="table">
      <style:table-properties style:width="18cm" table:align="margins" style:may-break-between-rows="false"/>
    </style:style>
    <style:style style:name="Таблица1.A" style:family="table-column">
      <style:table-column-properties style:column-width="3.713cm" style:rel-column-width="2105*"/>
    </style:style>
    <style:style style:name="Таблица1.B" style:family="table-column">
      <style:table-column-properties style:column-width="3.274cm" style:rel-column-width="1856*"/>
    </style:style>
    <style:style style:name="Таблица1.C" style:family="table-column">
      <style:table-column-properties style:column-width="2.122cm" style:rel-column-width="1203*"/>
    </style:style>
    <style:style style:name="Таблица1.D" style:family="table-column">
      <style:table-column-properties style:column-width="3.194cm" style:rel-column-width="1811*"/>
    </style:style>
    <style:style style:name="Таблица1.E" style:family="table-column">
      <style:table-column-properties style:column-width="5.697cm" style:rel-column-width="323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officeooo:rsid="000ed54d" officeooo:paragraph-rsid="000d1bb8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font-size="11pt" officeooo:rsid="000ed54d" officeooo:paragraph-rsid="000d1bb8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118221" officeooo:paragraph-rsid="00118221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fo:language="en" fo:country="US" officeooo:rsid="00118221" officeooo:paragraph-rsid="00118221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fo:language="en" fo:country="US" officeooo:rsid="00132430" officeooo:paragraph-rsid="00132430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language="en" fo:country="US" officeooo:rsid="00132430" officeooo:paragraph-rsid="00132430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118221" officeooo:paragraph-rsid="00118221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18221" officeooo:paragraph-rsid="00118221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32430" officeooo:paragraph-rsid="00132430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32430" officeooo:paragraph-rsid="0013243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151761" officeooo:paragraph-rsid="0015176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51761" officeooo:paragraph-rsid="0015176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fo:language="en" fo:country="US" officeooo:rsid="00118221" officeooo:paragraph-rsid="0011822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fo:language="en" fo:country="US" officeooo:rsid="00118221" officeooo:paragraph-rsid="0013243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en" fo:country="US" officeooo:rsid="00118221" officeooo:paragraph-rsid="00118221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fo:language="en" fo:country="US" officeooo:rsid="00132430" officeooo:paragraph-rsid="0013243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en" fo:country="US" officeooo:rsid="00151761" officeooo:paragraph-rsid="00151761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fo:language="ru" fo:country="RU" officeooo:rsid="00118221" officeooo:paragraph-rsid="0011822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fo:language="ru" fo:country="RU" officeooo:rsid="00132430" officeooo:paragraph-rsid="00132430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1pt" officeooo:rsid="000ed54d" officeooo:paragraph-rsid="000d1bb8" style:font-size-asian="11pt" style:font-size-complex="11pt"/>
    </style:style>
    <style:style style:name="P21" style:family="paragraph" style:parent-style-name="Standard">
      <style:text-properties fo:font-size="11pt" officeooo:paragraph-rsid="000d1bb8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fo:language="en" fo:country="US" officeooo:rsid="000ed54d" officeooo:paragraph-rsid="000d1bb8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0ed54d" officeooo:paragraph-rsid="000d1bb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officeooo:rsid="000ed54d" officeooo:paragraph-rsid="000d1bb8" style:font-size-asian="11.3500003814697pt" style:font-size-complex="13pt"/>
    </style:style>
    <style:style style:name="P25" style:family="paragraph" style:parent-style-name="Standard" style:master-page-name="">
      <style:paragraph-properties fo:margin-left="0cm" fo:margin-right="1.199cm" fo:text-align="end" style:justify-single-word="false" fo:text-indent="0cm" style:auto-text-indent="false" style:page-number="auto" fo:background-color="transparent">
        <style:background-image/>
      </style:paragraph-properties>
      <style:text-properties fo:font-size="12pt" fo:font-weight="normal" officeooo:rsid="00151761" officeooo:paragraph-rsid="0015176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3pt" fo:font-weight="bold" officeooo:rsid="00170f55" officeooo:paragraph-rsid="00170f55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0ed54d" officeooo:paragraph-rsid="000d1bb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0ed54d" officeooo:paragraph-rsid="000e430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style="normal" fo:font-weight="bold" officeooo:rsid="00170f55" officeooo:paragraph-rsid="00170f55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1pt" officeooo:rsid="000ed54d" officeooo:paragraph-rsid="000d1bb8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fo:language="en" fo:country="US" officeooo:rsid="00170f55" officeooo:paragraph-rsid="00170f55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fo:language="ru" fo:country="RU" officeooo:rsid="00170f55" officeooo:paragraph-rsid="00170f55" style:font-size-asian="11pt" style:font-size-complex="11pt"/>
    </style:style>
    <style:style style:name="P33" style:family="paragraph" style:parent-style-name="Standard">
      <style:paragraph-properties fo:text-align="end" style:justify-single-word="false"/>
      <style:text-properties fo:font-size="12pt" fo:font-weight="normal" officeooo:rsid="00170f55" officeooo:paragraph-rsid="00170f55" style:font-size-asian="12pt" style:font-weight-asian="normal" style:font-size-complex="12pt" style:font-weight-complex="normal"/>
    </style:style>
    <style:style style:name="P34" style:family="paragraph" style:parent-style-name="Standard" style:master-page-name="">
      <style:paragraph-properties fo:text-align="center" style:justify-single-word="false" style:page-number="auto" fo:keep-with-next="always"/>
      <style:text-properties fo:font-size="13pt" fo:font-weight="bold" officeooo:rsid="00118221" officeooo:paragraph-rsid="00118221" style:font-size-asian="11.3500003814697pt" style:font-weight-asian="bold" style:font-size-complex="13pt" style:font-weight-complex="bold"/>
    </style:style>
    <style:style style:name="P35" style:family="paragraph" style:parent-style-name="Standard" style:master-page-name="">
      <style:paragraph-properties fo:text-align="end" style:justify-single-word="false" style:page-number="auto" fo:keep-with-next="always"/>
      <style:text-properties fo:font-size="12pt" fo:font-weight="normal" officeooo:rsid="00170f55" officeooo:paragraph-rsid="00170f55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1pt" fo:language="ru" fo:country="RU" officeooo:rsid="00118221" officeooo:paragraph-rsid="00118221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font-size="11pt" fo:language="ru" fo:country="RU" officeooo:rsid="00170f55" officeooo:paragraph-rsid="00170f55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fo:language="en" fo:country="US" officeooo:rsid="00170f55" officeooo:paragraph-rsid="00170f55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fo:language="en" fo:country="US" officeooo:rsid="00170f55" officeooo:paragraph-rsid="00170f55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10pt" fo:language="ru" fo:country="RU" officeooo:rsid="00132430" officeooo:paragraph-rsid="00132430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rsid="00132430" officeooo:paragraph-rsid="00132430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32430" officeooo:paragraph-rsid="00132430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170f55" officeooo:paragraph-rsid="00170f55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fo:font-size="10pt" fo:language="en" fo:country="US" officeooo:rsid="00118221" officeooo:paragraph-rsid="00132430" style:font-size-asian="10pt" style:font-size-complex="10pt"/>
    </style:style>
    <style:style style:name="T1" style:family="text">
      <style:text-properties officeooo:rsid="000e430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e430e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e430e"/>
    </style:style>
    <style:style style:name="T6" style:family="text">
      <style:text-properties fo:language="ru" fo:country="RU" officeooo:rsid="00132430"/>
    </style:style>
    <style:style style:name="T7" style:family="text">
      <style:text-properties fo:language="ru" fo:country="RU" officeooo:rsid="00170f55"/>
    </style:style>
    <style:style style:name="T8" style:family="text">
      <style:text-properties officeooo:rsid="00132430"/>
    </style:style>
    <style:style style:name="T9" style:family="text">
      <style:text-properties officeooo:rsid="00170f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Блютуз-реле</text:p>
      <text:p text:style-name="P26">Замечания по обмену <text:span text:style-name="T4">информацией клиент — сервер</text:span></text:p>
      <text:p text:style-name="P23"/>
      <text:p text:style-name="P23">Список <text:span text:style-name="T9">данных/</text:span>ошибок <text:span text:style-name="T9">п</text:span>ередаваемых от сервера к клиенту</text:p>
      <text:p text:style-name="P25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Ошибка</text:p>
          </table:table-cell>
          <table:table-cell table:style-name="Таблица2.A1" office:value-type="string">
            <text:p text:style-name="P1">Код</text:p>
          </table:table-cell>
          <table:table-cell table:style-name="Таблица2.C1" office:value-type="string">
            <text:p text:style-name="P1">Описание</text:p>
          </table:table-cell>
        </table:table-row>
        <table:table-row>
          <table:table-cell table:style-name="Таблица2.A2" office:value-type="string">
            <text:p text:style-name="P5">SUCCESS</text:p>
          </table:table-cell>
          <table:table-cell table:style-name="Таблица2.A2" office:value-type="string">
            <text:p text:style-name="P6">0x00</text:p>
          </table:table-cell>
          <table:table-cell table:style-name="Таблица2.C2" office:value-type="string">
            <text:p text:style-name="P2"><text:s/><text:span text:style-name="T8">Ошибок не обноружено</text:span></text:p>
          </table:table-cell>
        </table:table-row>
        <table:table-row>
          <table:table-cell table:style-name="Таблица2.A2" office:value-type="string">
            <text:p text:style-name="P38">RELAY_STATUS</text:p>
          </table:table-cell>
          <table:table-cell table:style-name="Таблица2.A2" office:value-type="string">
            <text:p text:style-name="P39">0x0X</text:p>
          </table:table-cell>
          <table:table-cell table:style-name="Таблица2.C2" office:value-type="string">
            <text:p text:style-name="P38">0x00 – <text:span text:style-name="T4">Реле1 и Реле2 выключены</text:span></text:p>
            <text:p text:style-name="P38">0x01 – <text:span text:style-name="T4">Реле1 включено</text:span></text:p>
            <text:p text:style-name="P38">0x02 – <text:span text:style-name="T4">Реле2 включено</text:span></text:p>
            <text:p text:style-name="P38"><text:span text:style-name="T4">0</text:span>x03 – <text:span text:style-name="T4">Реле1 и Реле2 включены</text:span></text:p>
          </table:table-cell>
        </table:table-row>
        <table:table-row>
          <table:table-cell table:style-name="Таблица2.A2" office:value-type="string">
            <text:p text:style-name="P38">TOKEN_SUCCES</text:p>
          </table:table-cell>
          <table:table-cell table:style-name="Таблица2.A2" office:value-type="string">
            <text:p text:style-name="P39">0x00</text:p>
          </table:table-cell>
          <table:table-cell table:style-name="Таблица2.C2" office:value-type="string">
            <text:p text:style-name="P37">Очередная </text:p>
          </table:table-cell>
        </table:table-row>
        <table:table-row>
          <table:table-cell table:style-name="Таблица2.A2" office:value-type="string">
            <text:p text:style-name="P20">RECEIVE_ERR</text:p>
          </table:table-cell>
          <table:table-cell table:style-name="Таблица2.A2" office:value-type="string">
            <text:p text:style-name="P20">0xFE</text:p>
          </table:table-cell>
          <table:table-cell table:style-name="Таблица2.C2" office:value-type="string">
            <text:p text:style-name="P20"><text:s/>Ошибка приема команды</text:p>
          </table:table-cell>
        </table:table-row>
        <table:table-row>
          <table:table-cell table:style-name="Таблица2.A2" office:value-type="string">
            <text:p text:style-name="P20">TOKEN_ERR</text:p>
          </table:table-cell>
          <table:table-cell table:style-name="Таблица2.A2" office:value-type="string">
            <text:p text:style-name="P20"><text:s/>0xFD</text:p>
          </table:table-cell>
          <table:table-cell table:style-name="Таблица2.C2" office:value-type="string">
            <text:p text:style-name="P20"><text:s/>Ошибка токена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1"/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0">REL_NUM_ERR</text:p>
          </table:table-cell>
          <table:table-cell table:style-name="Таблица2.A2" office:value-type="string">
            <text:p text:style-name="P20"><text:s/>0xF0</text:p>
          </table:table-cell>
          <table:table-cell table:style-name="Таблица2.C2" office:value-type="string">
            <text:p text:style-name="P20"><text:s/>Номер ошибки приема номера реле</text:p>
          </table:table-cell>
        </table:table-row>
        <table:table-row>
          <table:table-cell table:style-name="Таблица2.A2" office:value-type="string">
            <text:p text:style-name="P20">RELAY1_ON_ERR</text:p>
          </table:table-cell>
          <table:table-cell table:style-name="Таблица2.A2" office:value-type="string">
            <text:p text:style-name="P20"><text:s/>0xF1</text:p>
          </table:table-cell>
          <table:table-cell table:style-name="Таблица2.C2" office:value-type="string">
            <text:p text:style-name="P20">Номер ошибки включения реле №1</text:p>
          </table:table-cell>
        </table:table-row>
        <table:table-row>
          <table:table-cell table:style-name="Таблица2.A2" office:value-type="string">
            <text:p text:style-name="P20">RELAY2_ON_ERR</text:p>
          </table:table-cell>
          <table:table-cell table:style-name="Таблица2.A2" office:value-type="string">
            <text:p text:style-name="P20"><text:s/>0xF2</text:p>
          </table:table-cell>
          <table:table-cell table:style-name="Таблица2.C2" office:value-type="string">
            <text:p text:style-name="P20">Номер ошибки включения реле №2</text:p>
          </table:table-cell>
        </table:table-row>
        <table:table-row>
          <table:table-cell table:style-name="Таблица2.A2" office:value-type="string">
            <text:p text:style-name="P20">RELAY_STATUS_ERR</text:p>
          </table:table-cell>
          <table:table-cell table:style-name="Таблица2.A2" office:value-type="string">
            <text:p text:style-name="P20">0xF4</text:p>
          </table:table-cell>
          <table:table-cell table:style-name="Таблица2.C2" office:value-type="string">
            <text:p text:style-name="P20">Ошибка получения статуса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1"/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0">SHA_ERR_REASON</text:p>
          </table:table-cell>
          <table:table-cell table:style-name="Таблица2.A2" office:value-type="string">
            <text:p text:style-name="P20">0x0E</text:p>
          </table:table-cell>
          <table:table-cell table:style-name="Таблица2.C2" office:value-type="string">
            <text:p text:style-name="P20"><text:s/>Ошибка: принят неправильный sha-хэш ("Host Rejected due to security reasons")</text:p>
          </table:table-cell>
        </table:table-row>
        <table:table-row>
          <table:table-cell table:style-name="Таблица2.A2" office:value-type="string">
            <text:p text:style-name="P20">SHA_TIMEOUT_REASON</text:p>
          </table:table-cell>
          <table:table-cell table:style-name="Таблица2.A2" office:value-type="string">
            <text:p text:style-name="P20">0x13</text:p>
          </table:table-cell>
          <table:table-cell table:style-name="Таблица2.C2" office:value-type="string">
            <text:p text:style-name="P20"><text:s/>Ошибка: таймаут ожидания SHA-хэша </text:p>
          </table:table-cell>
        </table:table-row>
        <table:table-row>
          <table:table-cell table:style-name="Таблица2.A2" office:value-type="string">
            <text:p text:style-name="P20">UNKNOWN_ERR</text:p>
          </table:table-cell>
          <table:table-cell table:style-name="Таблица2.A2" office:value-type="string">
            <text:p text:style-name="P20"><text:s/>0xFF</text:p>
          </table:table-cell>
          <table:table-cell table:style-name="Таблица2.C2" office:value-type="string">
            <text:p text:style-name="P20"><text:s/>Неопределенная ошибка</text:p>
          </table:table-cell>
        </table:table-row>
        <table:table-row table:style-name="Таблица2.16">
          <table:table-cell table:style-name="Таблица2.A16" table:number-columns-spanned="3" office:value-type="string">
            <text:p text:style-name="P28">Список команд Передаваемых от клиент<text:span text:style-name="T1">а</text:span> <text:span text:style-name="T5">к </text:span><text:span text:style-name="T4">сервер</text:span><text:span text:style-name="T5">у</text:span></text:p>
            <text:p text:style-name="P33"><text:span text:style-name="T5">Т</text:span><text:span text:style-name="T4">аблица 2 </text:span>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0">STRING_REQ_CMD</text:p>
          </table:table-cell>
          <table:table-cell table:style-name="Таблица2.A2" office:value-type="string">
            <text:p text:style-name="P20">0x00</text:p>
          </table:table-cell>
          <table:table-cell table:style-name="Таблица2.C2" office:value-type="string">
            <text:p text:style-name="P20"><text:s/>Запрос строки для формирования токена</text:p>
          </table:table-cell>
        </table:table-row>
        <table:table-row>
          <table:table-cell table:style-name="Таблица2.A2" office:value-type="string">
            <text:p text:style-name="P22">STRING_<text:span text:style-name="T1">IS_READ</text:span></text:p>
          </table:table-cell>
          <table:table-cell table:style-name="Таблица2.A2" office:value-type="string">
            <text:p text:style-name="P20">0x0<text:span text:style-name="T3">1</text:span></text:p>
          </table:table-cell>
          <table:table-cell table:style-name="Таблица2.C2" office:value-type="string">
            <text:p text:style-name="P20"><text:s/><text:span text:style-name="T6">Подтверждение приема</text:span> строки <text:span text:style-name="T8">для токена</text:span>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1"/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0">RELAY_STATUS_CMD</text:p>
          </table:table-cell>
          <table:table-cell table:style-name="Таблица2.A2" office:value-type="string">
            <text:p text:style-name="P20">0x10</text:p>
          </table:table-cell>
          <table:table-cell table:style-name="Таблица2.C2" office:value-type="string">
            <text:p text:style-name="P20"><text:s/>Запрос состояния реле</text:p>
          </table:table-cell>
        </table:table-row>
        <table:table-row>
          <table:table-cell table:style-name="Таблица2.A2" office:value-type="string">
            <text:p text:style-name="P20">RELAY_ON_CMD</text:p>
          </table:table-cell>
          <table:table-cell table:style-name="Таблица2.A2" office:value-type="string">
            <text:p text:style-name="P20">0x11</text:p>
          </table:table-cell>
          <table:table-cell table:style-name="Таблица2.C2" office:value-type="string">
            <text:p text:style-name="P20"><text:s/>команда включения реле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1"/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0">AUTH_REQ</text:p>
          </table:table-cell>
          <table:table-cell table:style-name="Таблица2.A2" office:value-type="string">
            <text:p text:style-name="P20"><text:s/>0x03</text:p>
          </table:table-cell>
          <table:table-cell table:style-name="Таблица2.C2" office:value-type="string">
            <text:p text:style-name="P20"><text:s/>Клиенту отправлена "строка"</text:p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A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31">RESET</text:p>
          </table:table-cell>
          <table:table-cell table:style-name="Таблица2.A2" office:value-type="string">
            <text:p text:style-name="P31">0x5AA5</text:p>
          </table:table-cell>
          <table:table-cell table:style-name="Таблица2.C2" office:value-type="string">
            <text:p text:style-name="P32">Программный сброс сервера (таймаут 5сек)</text:p>
          </table:table-cell>
        </table:table-row>
        <table:table-row>
          <table:table-cell table:style-name="Таблица2.A2" office:value-type="string">
            <text:p text:style-name="P31">BREAK RESET</text:p>
          </table:table-cell>
          <table:table-cell table:style-name="Таблица2.A2" office:value-type="string">
            <text:p text:style-name="P31">0xA55A</text:p>
          </table:table-cell>
          <table:table-cell table:style-name="Таблица2.C2" office:value-type="string">
            <text:p text:style-name="P32">Отмена программного сброса сервера</text:p>
          </table:table-cell>
        </table:table-row>
      </table:table>
      <text:p text:style-name="P24"/>
      <text:p text:style-name="P34"><text:soft-page-break/>Формат предаваемых данных </text:p>
      <text:p text:style-name="P35"><text:span text:style-name="T5">Т</text:span><text:span text:style-name="T4">аблица 2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Направление</text:p>
          </table:table-cell>
          <table:table-cell table:style-name="Таблица1.A1" office:value-type="string">
            <text:p text:style-name="P3">Какие данные</text:p>
          </table:table-cell>
          <table:table-cell table:style-name="Таблица1.A1" office:value-type="string">
            <text:p text:style-name="P3">Длина в байтах</text:p>
          </table:table-cell>
          <table:table-cell table:style-name="Таблица1.A1" office:value-type="string">
            <text:p text:style-name="P4"># <text:span text:style-name="T4">Хендл</text:span></text:p>
            <text:p text:style-name="P36">Приема/Передачи</text:p>
          </table:table-cell>
          <table:table-cell table:style-name="Таблица1.E1" office:value-type="string">
            <text:p text:style-name="P3">Описание поля</text:p>
          </table:table-cell>
        </table:table-row>
        <table:table-row>
          <table:table-cell table:style-name="Таблица1.A2" office:value-type="string">
            <text:p text:style-name="P7">Клиент — Сервер</text:p>
          </table:table-cell>
          <table:table-cell table:style-name="Таблица1.A2" office:value-type="string">
            <text:p text:style-name="P7">Готовность приема данных</text:p>
          </table:table-cell>
          <table:table-cell table:style-name="Таблица1.A2" office:value-type="string">
            <text:p text:style-name="P8">1 </text:p>
          </table:table-cell>
          <table:table-cell table:style-name="Таблица1.A2" office:value-type="string">
            <text:p text:style-name="P15">0x13</text:p>
          </table:table-cell>
          <table:table-cell table:style-name="Таблица1.E2" office:value-type="string">
            <text:p text:style-name="P7">0<text:span text:style-name="T2">x00 </text:span><text:span text:style-name="T4">Отменить уведомление</text:span></text:p>
            <text:p text:style-name="P13">0x01 <text:span text:style-name="T4">Включить уведомление</text:span></text:p>
          </table:table-cell>
        </table:table-row>
        <table:table-row>
          <table:table-cell table:style-name="Таблица1.A2" office:value-type="string">
            <text:p text:style-name="P18">Сервер — Клиент</text:p>
          </table:table-cell>
          <table:table-cell table:style-name="Таблица1.A2" office:value-type="string">
            <text:p text:style-name="P7">"Строка" аворизац.</text:p>
          </table:table-cell>
          <table:table-cell table:style-name="Таблица1.A2" office:value-type="string">
            <text:p text:style-name="P8">20</text:p>
          </table:table-cell>
          <table:table-cell table:style-name="Таблица1.A2" office:value-type="string">
            <text:p text:style-name="P15">0x12</text:p>
          </table:table-cell>
          <table:table-cell table:style-name="Таблица1.E2" office:value-type="string">
            <text:p text:style-name="P13">0xXXX...XXX <text:span text:style-name="T4">"Строка"</text:span></text:p>
          </table:table-cell>
        </table:table-row>
        <table:table-row>
          <table:table-cell table:style-name="Таблица1.A2" office:value-type="string">
            <text:p text:style-name="P7">Клиент — Сервер</text:p>
          </table:table-cell>
          <table:table-cell table:style-name="Таблица1.A2" office:value-type="string">
            <text:p text:style-name="P7">Подтверждение приема строки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text:span text:style-name="T2">x15</text:span></text:p>
          </table:table-cell>
          <table:table-cell table:style-name="Таблица1.E2" office:value-type="string">
            <text:p text:style-name="P9">0<text:span text:style-name="T2">x01 </text:span><text:span text:style-name="T4">Строка принята</text:span></text:p>
          </table:table-cell>
        </table:table-row>
        <table:table-row>
          <table:table-cell table:style-name="Таблица1.A2" office:value-type="string">
            <text:p text:style-name="P9">Клиент — Сервер</text:p>
          </table:table-cell>
          <table:table-cell table:style-name="Таблица1.A2" office:value-type="string">
            <text:p text:style-name="P9">Токен<text:span text:style-name="T9">1</text:span></text:p>
          </table:table-cell>
          <table:table-cell table:style-name="Таблица1.A2" office:value-type="string">
            <text:p text:style-name="P43">19</text:p>
          </table:table-cell>
          <table:table-cell table:style-name="Таблица1.A2" office:value-type="string">
            <text:p text:style-name="P10">0<text:span text:style-name="T2">x15</text:span></text:p>
          </table:table-cell>
          <table:table-cell table:style-name="Таблица1.E2" office:value-type="string">
            <text:p text:style-name="P14">0xXXX...XXX <text:span text:style-name="T6">Токен</text:span><text:span text:style-name="T7">1 (0-18 байты)</text:span></text:p>
          </table:table-cell>
        </table:table-row>
        <table:table-row>
          <table:table-cell table:style-name="Таблица1.A2" office:value-type="string">
            <text:p text:style-name="P9">Клиент — Сервер</text:p>
          </table:table-cell>
          <table:table-cell table:style-name="Таблица1.A2" office:value-type="string">
            <text:p text:style-name="P9">Токен<text:span text:style-name="T9">2</text:span></text:p>
          </table:table-cell>
          <table:table-cell table:style-name="Таблица1.A2" office:value-type="string">
            <text:p text:style-name="P43">19</text:p>
          </table:table-cell>
          <table:table-cell table:style-name="Таблица1.A2" office:value-type="string">
            <text:p text:style-name="P10">0<text:span text:style-name="T2">x15</text:span></text:p>
          </table:table-cell>
          <table:table-cell table:style-name="Таблица1.E2" office:value-type="string">
            <text:p text:style-name="P14">0xXXX...XXX <text:span text:style-name="T6">Токен</text:span><text:span text:style-name="T7">2 (19-38 байты)</text:span><text:span text:style-name="T6"> </text:span></text:p>
          </table:table-cell>
        </table:table-row>
        <table:table-row>
          <table:table-cell table:style-name="Таблица1.A2" office:value-type="string">
            <text:p text:style-name="P9">Клиент — Сервер</text:p>
          </table:table-cell>
          <table:table-cell table:style-name="Таблица1.A2" office:value-type="string">
            <text:p text:style-name="P9">Токен<text:span text:style-name="T9">3</text:span></text:p>
          </table:table-cell>
          <table:table-cell table:style-name="Таблица1.A2" office:value-type="string">
            <text:p text:style-name="P43">2</text:p>
          </table:table-cell>
          <table:table-cell table:style-name="Таблица1.A2" office:value-type="string">
            <text:p text:style-name="P10">0<text:span text:style-name="T2">x15</text:span></text:p>
          </table:table-cell>
          <table:table-cell table:style-name="Таблица1.E2" office:value-type="string">
            <text:p text:style-name="P14">0xXXX...XXX <text:span text:style-name="T6">Токен</text:span><text:span text:style-name="T7">3 (39-40 байты)</text:span></text:p>
          </table:table-cell>
        </table:table-row>
        <table:table-row>
          <table:table-cell table:style-name="Таблица1.A2" office:value-type="string">
            <text:p text:style-name="P9">Клиент — Сервер</text:p>
          </table:table-cell>
          <table:table-cell table:style-name="Таблица1.A2" office:value-type="string">
            <text:p text:style-name="P9">Включение реле</text:p>
          </table:table-cell>
          <table:table-cell table:style-name="Таблица1.A2" office:value-type="string">
            <text:p text:style-name="P10">2</text:p>
          </table:table-cell>
          <table:table-cell table:style-name="Таблица1.A2" office:value-type="string">
            <text:p text:style-name="P10">0<text:span text:style-name="T2">x15</text:span></text:p>
          </table:table-cell>
          <table:table-cell table:style-name="Таблица1.E2" office:value-type="string">
            <text:p text:style-name="P16">0x11 <text:span text:style-name="T4">Включить реле</text:span></text:p>
            <text:p text:style-name="P16"><text:span text:style-name="T4">0</text:span>x00/0x01 <text:span text:style-name="T4">Реле1/Реле2</text:span></text:p>
          </table:table-cell>
        </table:table-row>
        <table:table-row>
          <table:table-cell table:style-name="Таблица1.A2" office:value-type="string">
            <text:p text:style-name="P9">Клиент — Сервер</text:p>
          </table:table-cell>
          <table:table-cell table:style-name="Таблица1.A2" office:value-type="string">
            <text:p text:style-name="P9">Запрос состояния реле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text:span text:style-name="T2">x1</text:span><text:span text:style-name="T4">5</text:span></text:p>
          </table:table-cell>
          <table:table-cell table:style-name="Таблица1.E2" office:value-type="string">
            <text:p text:style-name="P16">0x10 <text:span text:style-name="T4">Состояние реле</text:span></text:p>
          </table:table-cell>
        </table:table-row>
        <table:table-row>
          <table:table-cell table:style-name="Таблица1.A2" office:value-type="string">
            <text:p text:style-name="P19">Сервер — Клиент</text:p>
          </table:table-cell>
          <table:table-cell table:style-name="Таблица1.A2" office:value-type="string">
            <text:p text:style-name="P9">Состояние реле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text:span text:style-name="T2">x12</text:span></text:p>
          </table:table-cell>
          <table:table-cell table:style-name="Таблица1.E2" office:value-type="string">
            <text:p text:style-name="P9">Битовое поле:</text:p>
            <text:p text:style-name="P9">0<text:span text:style-name="T2">x01 <text:s/></text:span><text:span text:style-name="T4">Реле1 включено</text:span></text:p>
            <text:p text:style-name="P16">0x02 <text:span text:style-name="T4">Реле2 включено</text:span></text:p>
            <text:p text:style-name="P19"/>
          </table:table-cell>
        </table:table-row>
        <table:table-row>
          <table:table-cell table:style-name="Таблица1.A2" office:value-type="string">
            <text:p text:style-name="P9">Сервер — Клиент</text:p>
          </table:table-cell>
          <table:table-cell table:style-name="Таблица1.A2" office:value-type="string">
            <text:p text:style-name="P11">Статус принятой команды/токена</text:p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7">0x12</text:p>
          </table:table-cell>
          <table:table-cell table:style-name="Таблица1.E2" office:value-type="string">
            <text:p text:style-name="P11">См. Таблицу 1.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10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5:56:58.907000000</meta:creation-date>
    <dc:date>2015-10-05T13:19:14.115000000</dc:date>
    <meta:editing-duration>P1DT14M12S</meta:editing-duration>
    <meta:editing-cycles>4</meta:editing-cycles>
    <meta:generator>LibreOffice/4.3.2.2$Windows_x86 LibreOffice_project/edfb5295ba211bd31ad47d0bad0118690f76407d</meta:generator>
    <meta:document-statistic meta:table-count="2" meta:image-count="0" meta:object-count="0" meta:page-count="2" meta:paragraph-count="131" meta:word-count="273" meta:character-count="1938" meta:non-whitespace-character-count="1755"/>
  </office:meta>
</office:document-meta>
</file>